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3.418292761" calcext:value-type="float">
            <text:p>3,418292761</text:p>
          </table:table-cell>
          <table:table-cell office:value-type="float" office:value="0.2462483793" calcext:value-type="float">
            <text:p>0,2462483793</text:p>
          </table:table-cell>
          <table:table-cell office:value-type="float" office:value="0.00154054258" calcext:value-type="float">
            <text:p>0,0015405426</text:p>
          </table:table-cell>
          <table:table-cell office:value-type="float" office:value="0.0003982866183" calcext:value-type="float">
            <text:p>0,00039828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432" calcext:value-type="float">
            <text:p>68432</text:p>
          </table:table-cell>
          <table:table-cell office:value-type="float" office:value="1.691443443" calcext:value-type="float">
            <text:p>1,691443443</text:p>
          </table:table-cell>
          <table:table-cell office:value-type="float" office:value="0.4563618302" calcext:value-type="float">
            <text:p>0,4563618302</text:p>
          </table:table-cell>
          <table:table-cell office:value-type="float" office:value="0.0003733014746" calcext:value-type="float">
            <text:p>0,0003733015</text:p>
          </table:table-cell>
          <table:table-cell table:style-name="ce1" office:value-type="float" office:value="0.00004479617564" calcext:value-type="float">
            <text:p>4,48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561" calcext:value-type="float">
            <text:p>68561</text:p>
          </table:table-cell>
          <table:table-cell office:value-type="float" office:value="1.090954781" calcext:value-type="float">
            <text:p>1,090954781</text:p>
          </table:table-cell>
          <table:table-cell office:value-type="float" office:value="0.5997741818" calcext:value-type="float">
            <text:p>0,5997741818</text:p>
          </table:table-cell>
          <table:table-cell office:value-type="float" office:value="0.0001788642112" calcext:value-type="float">
            <text:p>0,0001788642</text:p>
          </table:table-cell>
          <table:table-cell table:style-name="ce1" office:value-type="float" office:value="0.000007452675618" calcext:value-type="float">
            <text:p>7,45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634" calcext:value-type="float">
            <text:p>68634</text:p>
          </table:table-cell>
          <table:table-cell office:value-type="float" office:value="1.146023393" calcext:value-type="float">
            <text:p>1,146023393</text:p>
          </table:table-cell>
          <table:table-cell office:value-type="float" office:value="0.596683681" calcext:value-type="float">
            <text:p>0,596683681</text:p>
          </table:table-cell>
          <table:table-cell office:value-type="float" office:value="0.000379678997" calcext:value-type="float">
            <text:p>0,000379679</text:p>
          </table:table-cell>
          <table:table-cell table:style-name="ce1" office:value-type="float" office:value="0.000007444686162" calcext:value-type="float">
            <text:p>7,44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739" calcext:value-type="float">
            <text:p>68739</text:p>
          </table:table-cell>
          <table:table-cell office:value-type="float" office:value="1.833483577" calcext:value-type="float">
            <text:p>1,833483577</text:p>
          </table:table-cell>
          <table:table-cell office:value-type="float" office:value="0.3621631265" calcext:value-type="float">
            <text:p>0,3621631265</text:p>
          </table:table-cell>
          <table:table-cell office:value-type="float" office:value="0.0003568136599" calcext:value-type="float">
            <text:p>0,0003568137</text:p>
          </table:table-cell>
          <table:table-cell table:style-name="ce1" office:value-type="float" office:value="0.00002230085374" calcext:value-type="float">
            <text:p>2,23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951" calcext:value-type="float">
            <text:p>68951</text:p>
          </table:table-cell>
          <table:table-cell office:value-type="float" office:value="1.256821394" calcext:value-type="float">
            <text:p>1,256821394</text:p>
          </table:table-cell>
          <table:table-cell office:value-type="float" office:value="0.5869407058" calcext:value-type="float">
            <text:p>0,5869407058</text:p>
          </table:table-cell>
          <table:table-cell office:value-type="float" office:value="0.0003483236069" calcext:value-type="float">
            <text:p>0,0003483236</text:p>
          </table:table-cell>
          <table:table-cell table:style-name="ce1" office:value-type="float" office:value="0.000007411140359" calcext:value-type="float">
            <text:p>7,41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098" calcext:value-type="float">
            <text:p>69098</text:p>
          </table:table-cell>
          <table:table-cell office:value-type="float" office:value="1.40886271" calcext:value-type="float">
            <text:p>1,40886271</text:p>
          </table:table-cell>
          <table:table-cell office:value-type="float" office:value="0.5236431956" calcext:value-type="float">
            <text:p>0,5236431956</text:p>
          </table:table-cell>
          <table:table-cell table:style-name="ce1" office:value-type="float" office:value="0.00006656361802" calcext:value-type="float">
            <text:p>6,66E-005</text:p>
          </table:table-cell>
          <table:table-cell table:style-name="ce1" office:value-type="float" office:value="0.00001479191451" calcext:value-type="float">
            <text:p>1,48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118" calcext:value-type="float">
            <text:p>69118</text:p>
          </table:table-cell>
          <table:table-cell office:value-type="float" office:value="2.185214758" calcext:value-type="float">
            <text:p>2,185214758</text:p>
          </table:table-cell>
          <table:table-cell office:value-type="float" office:value="0.2950723469" calcext:value-type="float">
            <text:p>0,2950723469</text:p>
          </table:table-cell>
          <table:table-cell office:value-type="float" office:value="0.0001257005933" calcext:value-type="float">
            <text:p>0,0001257006</text:p>
          </table:table-cell>
          <table:table-cell table:style-name="ce1" office:value-type="float" office:value="0.000007394152817" calcext:value-type="float">
            <text:p>7,39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164" calcext:value-type="float">
            <text:p>69164</text:p>
          </table:table-cell>
          <table:table-cell office:value-type="float" office:value="1.414845705" calcext:value-type="float">
            <text:p>1,414845705</text:p>
          </table:table-cell>
          <table:table-cell office:value-type="float" office:value="0.4602005482" calcext:value-type="float">
            <text:p>0,4602005482</text:p>
          </table:table-cell>
          <table:table-cell office:value-type="float" office:value="0.0001477901678" calcext:value-type="float">
            <text:p>0,0001477902</text:p>
          </table:table-cell>
          <table:table-cell table:style-name="ce1" office:value-type="float" office:value="0.00001477901696" calcext:value-type="float">
            <text:p>1,48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213" calcext:value-type="float">
            <text:p>69213</text:p>
          </table:table-cell>
          <table:table-cell office:value-type="float" office:value="1.611233354" calcext:value-type="float">
            <text:p>1,611233354</text:p>
          </table:table-cell>
          <table:table-cell office:value-type="float" office:value="0.504098475" calcext:value-type="float">
            <text:p>0,504098475</text:p>
          </table:table-cell>
          <table:table-cell office:value-type="float" office:value="0.0002879907843" calcext:value-type="float">
            <text:p>0,0002879908</text:p>
          </table:table-cell>
          <table:table-cell table:style-name="ce1" office:value-type="float" office:value="0.00001476875786" calcext:value-type="float">
            <text:p>1,48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7057175876" calcext:value-type="float">
            <text:p>1,7057175876</text:p>
          </table:table-cell>
          <table:table-cell table:formula="of:=AVERAGE([.D2:.D11])" office:value-type="float" office:value="0.46311864703" calcext:value-type="float">
            <text:p>0,463118647</text:p>
          </table:table-cell>
          <table:table-cell table:formula="of:=AVERAGE([.E2:.E11])" office:value-type="float" office:value="0.000380556969302" calcext:value-type="float">
            <text:p>0,000380557</text:p>
          </table:table-cell>
          <table:table-cell table:formula="of:=AVERAGE([.F2:.F11])" office:value-type="float" office:value="0.0000539425991966" calcext:value-type="float">
            <text:p>5,39425991966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43:19.325051191</dc:date>
    <meta:document-statistic meta:table-count="1" meta:cell-count="70" meta:object-count="0"/>
    <meta:generator>LibreOffice/4.1.5.3$Linux_X86_64 LibreOffice_project/410m0$Build-3</meta:generator>
  </office:meta>
</office:document-meta>
</file>